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000000" draw:fill-image-name="Empty" draw:textarea-horizontal-align="justify" draw:textarea-vertical-align="middle" draw:auto-grow-height="false" draw:shadow="visible" draw:shadow-color="#c0c0c0"/>
    </style:style>
    <style:style style:name="gr2" style:family="graphic" style:parent-style-name="standard">
      <style:graphic-properties svg:stroke-width="0.07cm" svg:stroke-color="#000000" draw:marker-start-width="0.32cm" draw:marker-end-width="0.32cm" draw:fill-color="#808080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2cm" svg:x="6.4cm" svg:y="4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1cm" svg:height="2cm" svg:x="9cm" svg:y="2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1cm" svg:height="2cm" svg:x="11.5cm" svg:y="4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5cm" svg:height="2cm" svg:x="6.25cm" svg:y="10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0.8cm" svg:height="0.9cm" svg:x="6.1cm" svg:y="10.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5cm" svg:height="2cm" svg:x="7.65cm" svg:y="10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0.8cm" svg:height="0.9cm" svg:x="7.5cm" svg:y="10.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5cm" svg:height="2cm" svg:x="11.95cm" svg:y="10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0.8cm" svg:height="0.9cm" svg:x="11.8cm" svg:y="10.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5cm" svg:height="2cm" svg:x="13.35cm" svg:y="10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0.8cm" svg:height="0.9cm" svg:x="13.2cm" svg:y="10.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4T12:22:01.52</meta:creation-date>
    <dc:date>2013-01-14T13:17:34.14</dc:date>
    <meta:editing-duration>PT40M22S</meta:editing-duration>
    <meta:editing-cycles>1</meta:editing-cycles>
    <meta:document-statistic meta:object-count="11"/>
    <meta:generator>LibreOffice/3.6$Windows_x86 LibreOffice_project/58f22d5-270d05a-e2abed1-ea17a85-9b5702</meta:generator>
  </office:meta>
</office:document-meta>
</file>